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F000000CDEF30BB3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169cm" svg:height="5.423cm" svg:x="7.284cm" svg:y="10.359cm">
          <draw:image xlink:href="Pictures/100000000000010F000000CDEF30BB3E.png" xlink:type="simple" xlink:show="embed" xlink:actuate="onLoad">
            <text:p/>
          </draw:image>
        </draw:frame>
        <draw:frame draw:style-name="gr2" draw:text-style-name="P2" draw:layer="layout" svg:width="5.667cm" svg:height="3.542cm" svg:x="8.162cm" svg:y="16.275cm">
          <draw:text-box>
            <text:p text:style-name="P1"><text:span text:style-name="T1">Whole Note</text:span></text:p>
            <text:p text:style-name="P1"><text:span text:style-name="T1"/></text:p>
            <text:p text:style-name="P1"><text:span text:style-name="T1">4 Bea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10-30T21:25:04.30</meta:creation-date>
    <dc:date>2012-10-30T22:03:05.50</dc:date>
    <meta:editing-duration>PT1M14S</meta:editing-duration>
    <meta:editing-cycles>2</meta:editing-cycles>
    <meta:generator>OpenOffice.org/3.3$Win32 OpenOffice.org_project/330m20$Build-9567</meta:generator>
    <meta:document-statistic meta:object-count="2"/>
  </office:meta>
</office:document-meta>
</file>